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4b582" style:font-weight-asian="bold" style:font-weight-complex="bold"/>
    </style:style>
    <style:style style:name="P2" style:family="paragraph" style:parent-style-name="Standard">
      <style:text-properties fo:font-weight="bold" officeooo:rsid="00084697" officeooo:paragraph-rsid="00084697" style:font-weight-asian="bold" style:font-weight-complex="bold"/>
    </style:style>
    <style:style style:name="P3" style:family="paragraph" style:parent-style-name="Standard">
      <style:text-properties fo:font-weight="bold" officeooo:rsid="000933af" officeooo:paragraph-rsid="000933af" style:font-weight-asian="bold" style:font-weight-complex="bold"/>
    </style:style>
    <style:style style:name="P4" style:family="paragraph" style:parent-style-name="Standard">
      <style:text-properties officeooo:rsid="00071b27" officeooo:paragraph-rsid="0004b582"/>
    </style:style>
    <style:style style:name="P5" style:family="paragraph" style:parent-style-name="Standard">
      <style:paragraph-properties fo:text-align="center" style:justify-single-word="false"/>
      <style:text-properties officeooo:paragraph-rsid="0004b582"/>
    </style:style>
    <style:style style:name="P6" style:family="paragraph" style:parent-style-name="Standard">
      <style:text-properties officeooo:paragraph-rsid="0004b582"/>
    </style:style>
    <style:style style:name="P7" style:family="paragraph" style:parent-style-name="Standard">
      <style:text-properties officeooo:paragraph-rsid="000933af"/>
    </style:style>
    <style:style style:name="P8" style:family="paragraph" style:parent-style-name="Standard">
      <style:text-properties fo:font-weight="normal" officeooo:paragraph-rsid="0004b582" style:font-weight-asian="normal" style:font-weight-complex="normal"/>
    </style:style>
    <style:style style:name="P9" style:family="paragraph" style:parent-style-name="Standard">
      <style:text-properties fo:font-weight="normal" officeooo:rsid="00084697" officeooo:paragraph-rsid="00084697" style:font-weight-asian="normal" style:font-weight-complex="normal"/>
    </style:style>
    <style:style style:name="T1" style:family="text">
      <style:text-properties officeooo:rsid="004cd3a0"/>
    </style:style>
    <style:style style:name="T2" style:family="text">
      <style:text-properties style:text-underline-style="solid" style:text-underline-width="auto" style:text-underline-color="font-color" fo:font-weight="bold" officeooo:rsid="004c141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49f3f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48e7f4" style:font-weight-asian="bold" style:font-weight-complex="bold"/>
    </style:style>
    <style:style style:name="T5" style:family="text">
      <style:text-properties fo:font-weight="bold" officeooo:rsid="000933a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ME Fiarma Landry</text:p>
      <text:p text:style-name="P4"/>
      <text:p text:style-name="P5"><text:span text:style-name="T2">A ) </text:span><text:span text:style-name="T3">R</text:span><text:span text:style-name="T4">ésumé </text:span><text:span text:style-name="T3">de la vidéo intitulée </text:span><text:bookmark text:name="label_content_16666"/><text:bookmark text:name="yui_3_17_2_1_1695850744286_853"/><text:span text:style-name="Strong_20_Emphasis"><text:span text:style-name="T3">Qu'est-ce que le shell Linux et Unix ?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6"/>
      <text:p text:style-name="P1">Thématique <text:span text:style-name="T1">abordée</text:span>:</text:p>
      <text:p text:style-name="P1"/>
      <text:p text:style-name="P8"><text:tab/>Cette vidéo explique ce qu'est un shell dans le contexte de Linux et UNIX, ainsi que son rôle dans l'interaction avec le système d'exploitation.</text:p>
      <text:p text:style-name="P8"/>
      <text:p text:style-name="P8"/>
      <text:p text:style-name="P9">Le shell joule le rôle d’une interface entre le systeme et l’utilisateur</text:p>
      <text:p text:style-name="P2"/>
      <text:p text:style-name="P3">Importance</text:p>
      <text:p text:style-name="P3"/>
      <text:p text:style-name="P7"><text:span text:style-name="T5"><text:tab/></text:span>Le shell est un élément essentiel de l'environnement de ligne de commande de Linux, et comprendre son fonctionnement est essentiel pour les administrateurs système et les utilisateurs avancé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1:41:29.133883712</meta:creation-date>
    <dc:date>2023-09-27T22:14:24.874675402</dc:date>
    <meta:editing-duration>PT32M56S</meta:editing-duration>
    <meta:editing-cycles>5</meta:editing-cycles>
    <meta:generator>LibreOffice/7.5.6.2$Linux_X86_64 LibreOffice_project/50$Build-2</meta:generator>
    <meta:document-statistic meta:table-count="0" meta:image-count="0" meta:object-count="0" meta:page-count="1" meta:paragraph-count="7" meta:word-count="85" meta:character-count="528" meta:non-whitespace-character-count="448"/>
  </office:meta>
</office:document-meta>
</file>